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ProcessException.getCaus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ProcessException.InvalidProcessException( final int cause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alidProcessException.InvalidProcess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alidProcessException.InvalidProcessException( String message , final int cause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alidProcessException.InvalidProcessException( Exception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alidProcessException.InvalidProcess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